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bfff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.5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solid" draw:fill-color="#00bfff" draw:opacity="80%"/>
    </style:style>
    <style:style style:name="gr10" style:family="graphic" style:parent-style-name="standard">
      <style:graphic-properties draw:stroke="solid" svg:stroke-width="0.035cm" svg:stroke-color="#000000" svg:stroke-opacity="80%" draw:stroke-linejoin="miter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0.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bfff" draw:opacity="80%"/>
    </style:style>
    <style:style style:name="P3" style:family="paragraph">
      <loext:graphic-properties draw:fill="solid" draw:fill-color="#00008b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/>
      <style:text-properties fo:font-size="46pt" style:font-size-asian="46pt" style:font-size-complex="46pt"/>
    </style:style>
    <style:style style:name="P9" style:family="paragraph">
      <style:paragraph-properties fo:text-align="start" style:writing-mode="lr-tb"/>
      <style:text-properties fo:font-size="44pt" style:font-size-asian="44pt" style:font-size-complex="44pt"/>
    </style:style>
    <style:style style:name="P10" style:family="paragraph">
      <loext:graphic-properties draw:fill="none"/>
      <style:text-properties fo:font-size="44pt" style:font-size-asian="44pt" style:font-size-complex="44pt"/>
    </style:style>
    <style:style style:name="P11" style:family="paragraph">
      <loext:graphic-properties draw:fill="none"/>
      <style:text-properties fo:font-size="50pt" style:font-size-asian="50pt" style:font-size-complex="50pt"/>
    </style:style>
    <style:style style:name="P12" style:family="paragraph">
      <style:paragraph-properties fo:text-align="start" style:writing-mode="lr-tb"/>
      <style:text-properties fo:font-size="46pt" style:font-size-asian="46pt" style:font-size-complex="46pt"/>
    </style:style>
    <style:style style:name="P13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4" style:family="paragraph">
      <loext:graphic-properties draw:fill="none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5" style:family="paragraph">
      <loext:graphic-properties draw:fill="none"/>
      <style:text-properties fo:font-size="46.7999992370605pt" style:font-size-asian="46.7999992370605pt" style:font-size-complex="46.7999992370605pt"/>
    </style:style>
    <style:style style:name="P16" style:family="paragraph">
      <style:paragraph-properties fo:text-align="start" style:writing-mode="lr-tb"/>
      <style:text-properties fo:font-size="48pt" fo:font-weight="bold" style:font-weight-asian="bold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20" style:family="paragraph">
      <loext:graphic-properties draw:fill="none"/>
      <style:text-properties fo:font-size="28.1000003814697pt" style:font-size-asian="28.1000003814697pt" style:font-size-complex="28.1000003814697pt"/>
    </style:style>
    <style:style style:name="P2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2" style:family="paragraph">
      <loext:graphic-properties draw:fill="none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23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45pt" style:font-size-asian="45pt" style:font-name-complex="TimesNewRoman1" style:font-size-complex="45pt"/>
    </style:style>
    <style:style style:name="T3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4" style:family="text">
      <style:text-properties fo:color="#000000" style:font-name="TimesNewRoman1" fo:font-size="44pt" style:font-size-asian="44pt" style:font-name-complex="TimesNewRoman1" style:font-size-complex="44pt"/>
    </style:style>
    <style:style style:name="T5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6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7" style:family="text">
      <style:text-properties fo:color="#000000" style:font-name="TimesNewRoman1" fo:font-size="50pt" style:font-size-asian="50pt" style:font-name-complex="TimesNewRoman1" style:font-size-complex="50pt"/>
    </style:style>
    <style:style style:name="T8" style:family="text">
      <style:text-properties fo:color="#000000" style:font-name="TimesNewRoman1" fo:font-size="46pt" style:font-size-asian="46pt" style:font-name-complex="TimesNewRoman1" style:font-size-complex="46pt"/>
    </style:style>
    <style:style style:name="T9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10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1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2" style:family="text">
      <style:text-properties fo:color="#000000" style:font-name="NimbusRoman" fo:font-weight="bold" style:font-size-asian="46.7999992370605pt" style:font-weight-asian="bold" style:font-name-complex="NimbusRoman" style:font-size-complex="46.7999992370605pt" style:font-weight-complex="bold"/>
    </style:style>
    <style:style style:name="T13" style:family="text">
      <style:text-properties fo:color="#000000" style:font-name="NimbusRoman" fo:font-size="46.7999992370605pt" style:font-size-asian="46.7999992370605pt" style:font-name-complex="NimbusRoman" style:font-size-complex="46.7999992370605pt"/>
    </style:style>
    <style:style style:name="T14" style:family="text">
      <style:text-properties fo:color="#000000" style:font-name="NimbusRoman" fo:font-size="28.1000003814697pt" style:font-size-asian="28.1000003814697pt" style:font-name-complex="NimbusRoman" style:font-size-complex="28.1000003814697pt"/>
    </style:style>
    <style:style style:name="T15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19.694cm" svg:y="1.859cm" svg:viewBox="0 0 13695 17603" draw:points="0,17603 13695,17603 13695,0 0,0">
          <text:p/>
        </draw:polygon>
        <draw:polygon draw:style-name="gr2" draw:text-style-name="P2" draw:layer="layout" svg:width="0.321cm" svg:height="1.333cm" svg:x="19.694cm" svg:y="17.328cm" svg:viewBox="0 0 322 1334" draw:points="0,1334 322,1334 322,0 0,0">
          <text:p/>
        </draw:polygon>
        <draw:polygon draw:style-name="gr2" draw:text-style-name="P2" draw:layer="layout" svg:width="3.854cm" svg:height="1.334cm" svg:x="19.694cm" svg:y="13.994cm" svg:viewBox="0 0 3855 1335" draw:points="0,1335 3855,1335 3855,0 0,0">
          <text:p/>
        </draw:polygon>
        <draw:polygon draw:style-name="gr2" draw:text-style-name="P2" draw:layer="layout" svg:width="2.298cm" svg:height="1.334cm" svg:x="19.694cm" svg:y="10.66cm" svg:viewBox="0 0 2299 1335" draw:points="0,1335 2299,1335 2299,0 0,0">
          <text:p/>
        </draw:polygon>
        <draw:polygon draw:style-name="gr2" draw:text-style-name="P2" draw:layer="layout" svg:width="2.663cm" svg:height="1.333cm" svg:x="19.694cm" svg:y="7.327cm" svg:viewBox="0 0 2664 1334" draw:points="0,1334 2664,1334 2664,0 0,0">
          <text:p/>
        </draw:polygon>
        <draw:polygon draw:style-name="gr2" draw:text-style-name="P2" draw:layer="layout" svg:width="7.917cm" svg:height="1.333cm" svg:x="19.694cm" svg:y="3.993cm" svg:viewBox="0 0 7918 1334" draw:points="0,1334 7918,1334 7918,0 0,0">
          <text:p/>
        </draw:polygon>
        <draw:polygon draw:style-name="gr3" draw:text-style-name="P3" draw:layer="layout" svg:width="0.46cm" svg:height="1.334cm" svg:x="19.694cm" svg:y="15.994cm" svg:viewBox="0 0 461 1335" draw:points="0,1335 461,1335 461,0 0,0">
          <text:p/>
        </draw:polygon>
        <draw:polygon draw:style-name="gr3" draw:text-style-name="P3" draw:layer="layout" svg:width="3.881cm" svg:height="1.333cm" svg:x="19.694cm" svg:y="12.661cm" svg:viewBox="0 0 3882 1334" draw:points="0,1334 3882,1334 3882,0 0,0">
          <text:p/>
        </draw:polygon>
        <draw:polygon draw:style-name="gr3" draw:text-style-name="P3" draw:layer="layout" svg:width="2.849cm" svg:height="1.333cm" svg:x="19.694cm" svg:y="9.327cm" svg:viewBox="0 0 2850 1334" draw:points="0,1334 2850,1334 2850,0 0,0">
          <text:p/>
        </draw:polygon>
        <draw:polygon draw:style-name="gr3" draw:text-style-name="P3" draw:layer="layout" svg:width="2.652cm" svg:height="1.334cm" svg:x="19.694cm" svg:y="5.993cm" svg:viewBox="0 0 2653 1335" draw:points="0,1335 2653,1335 2653,0 0,0">
          <text:p/>
        </draw:polygon>
        <draw:polygon draw:style-name="gr3" draw:text-style-name="P3" draw:layer="layout" svg:width="8.637cm" svg:height="1.334cm" svg:x="19.694cm" svg:y="2.659cm" svg:viewBox="0 0 8638 1335" draw:points="0,1335 8638,1335 8638,0 0,0">
          <text:p/>
        </draw:polygon>
        <draw:polygon draw:style-name="gr4" draw:text-style-name="P4" draw:layer="layout" svg:width="0cm" svg:height="0.123cm" svg:x="19.694cm" svg:y="19.461cm" svg:viewBox="0 0 0 124" draw:points="0,0 0,124">
          <text:p/>
        </draw:polygon>
        <draw:line draw:style-name="gr5" draw:text-style-name="P5" draw:layer="layout" svg:x1="19.694cm" svg:y1="19.461cm" svg:x2="19.694cm" svg:y2="19.585cm">
          <text:p/>
        </draw:line>
        <draw:polygon draw:style-name="gr4" draw:text-style-name="P4" draw:layer="layout" svg:width="0cm" svg:height="0.123cm" svg:x="23.117cm" svg:y="19.461cm" svg:viewBox="0 0 0 124" draw:points="0,0 0,124">
          <text:p/>
        </draw:polygon>
        <draw:line draw:style-name="gr5" draw:text-style-name="P5" draw:layer="layout" svg:x1="23.117cm" svg:y1="19.461cm" svg:x2="23.117cm" svg:y2="19.585cm">
          <text:p/>
        </draw:line>
        <draw:frame draw:style-name="gr6" draw:text-style-name="P7" draw:layer="layout" svg:width="2.474cm" svg:height="1.563cm" svg:x="18.459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26.541cm" svg:y="19.461cm" svg:viewBox="0 0 0 124" draw:points="0,0 0,124">
          <text:p/>
        </draw:polygon>
        <draw:line draw:style-name="gr5" draw:text-style-name="P5" draw:layer="layout" svg:x1="26.541cm" svg:y1="19.461cm" svg:x2="26.541cm" svg:y2="19.585cm">
          <text:p/>
        </draw:line>
        <draw:frame draw:style-name="gr6" draw:text-style-name="P7" draw:layer="layout" svg:width="2.474cm" svg:height="1.563cm" svg:x="21.883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29.964cm" svg:y="19.461cm" svg:viewBox="0 0 0 124" draw:points="0,0 0,124">
          <text:p/>
        </draw:polygon>
        <draw:line draw:style-name="gr5" draw:text-style-name="P5" draw:layer="layout" svg:x1="29.964cm" svg:y1="19.461cm" svg:x2="29.964cm" svg:y2="19.585cm">
          <text:p/>
        </draw:line>
        <draw:frame draw:style-name="gr6" draw:text-style-name="P7" draw:layer="layout" svg:width="2.474cm" svg:height="1.563cm" svg:x="25.306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3.388cm" svg:y="19.461cm" svg:viewBox="0 0 0 124" draw:points="0,0 0,124">
          <text:p/>
        </draw:polygon>
        <draw:line draw:style-name="gr5" draw:text-style-name="P5" draw:layer="layout" svg:x1="33.388cm" svg:y1="19.461cm" svg:x2="33.388cm" svg:y2="19.585cm">
          <text:p/>
        </draw:line>
        <draw:frame draw:style-name="gr6" draw:text-style-name="P7" draw:layer="layout" svg:width="2.474cm" svg:height="1.563cm" svg:x="28.73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19.57cm" svg:y="17.328cm" svg:viewBox="0 0 124 0" draw:points="124,0 0,0">
          <text:p/>
        </draw:polygon>
        <draw:line draw:style-name="gr5" draw:text-style-name="P5" draw:layer="layout" svg:x1="19.694cm" svg:y1="17.328cm" svg:x2="19.57cm" svg:y2="17.328cm">
          <text:p/>
        </draw:line>
        <draw:frame draw:style-name="gr6" draw:text-style-name="P7" draw:layer="layout" svg:width="2.474cm" svg:height="1.563cm" svg:x="32.153cm" svg:y="19.43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19.57cm" svg:y="13.994cm" svg:viewBox="0 0 124 0" draw:points="124,0 0,0">
          <text:p/>
        </draw:polygon>
        <draw:line draw:style-name="gr5" draw:text-style-name="P5" draw:layer="layout" svg:x1="19.694cm" svg:y1="13.994cm" svg:x2="19.57cm" svg:y2="13.994cm">
          <text:p/>
        </draw:line>
        <draw:frame draw:style-name="gr7" draw:text-style-name="P8" draw:layer="layout" svg:width="7.008cm" svg:height="1.758cm" svg:x="9.826cm" svg:y="16.465cm">
          <draw:text-box>
            <text:p text:style-name="P6"><text:span text:style-name="T2">(e) </text:span><text:span text:style-name="T3">Identity</text:span></text:p>
          </draw:text-box>
        </draw:frame>
        <draw:polygon draw:style-name="gr4" draw:text-style-name="P4" draw:layer="layout" svg:width="0.123cm" svg:height="0cm" svg:x="19.57cm" svg:y="10.66cm" svg:viewBox="0 0 124 0" draw:points="124,0 0,0">
          <text:p/>
        </draw:polygon>
        <draw:line draw:style-name="gr5" draw:text-style-name="P5" draw:layer="layout" svg:x1="19.694cm" svg:y1="10.66cm" svg:x2="19.57cm" svg:y2="10.66cm">
          <text:p/>
        </draw:line>
        <draw:frame draw:style-name="gr7" draw:text-style-name="P8" draw:layer="layout" svg:width="9.675cm" svg:height="1.758cm" svg:x="7.175cm" svg:y="13.131cm">
          <draw:text-box>
            <text:p text:style-name="P6"><text:span text:style-name="T2">(d) </text:span><text:span text:style-name="T3">Translation</text:span></text:p>
          </draw:text-box>
        </draw:frame>
        <draw:polygon draw:style-name="gr4" draw:text-style-name="P4" draw:layer="layout" svg:width="0.123cm" svg:height="0cm" svg:x="19.57cm" svg:y="7.327cm" svg:viewBox="0 0 124 0" draw:points="124,0 0,0">
          <text:p/>
        </draw:polygon>
        <draw:line draw:style-name="gr5" draw:text-style-name="P5" draw:layer="layout" svg:x1="19.694cm" svg:y1="7.327cm" svg:x2="19.57cm" svg:y2="7.327cm">
          <text:p/>
        </draw:line>
        <draw:frame draw:style-name="gr7" draw:text-style-name="P10" draw:layer="layout" svg:width="18.805cm" svg:height="1.72cm" svg:x="0.254cm" svg:y="9.898cm">
          <draw:text-box>
            <text:p text:style-name="P9"><text:span text:style-name="T4">(</text:span><text:span text:style-name="T4">c</text:span><text:span text:style-name="T4">)</text:span><text:span text:style-name="T4"> </text:span><text:span text:style-name="T5">L</text:span><text:span text:style-name="T5">i</text:span><text:span text:style-name="T5">n</text:span><text:span text:style-name="T5">e</text:span><text:span text:style-name="T5">a</text:span><text:span text:style-name="T5">r</text:span><text:span text:style-name="T5">R</text:span><text:span text:style-name="T5">e</text:span><text:span text:style-name="T5">g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4">(</text:span><text:span text:style-name="T6">s</text:span><text:span text:style-name="T4">)</text:span><text:span text:style-name="T4">,</text:span><text:span text:style-name="T4"> </text:span><text:span text:style-name="T5">n</text:span><text:span text:style-name="T5"> </text:span><text:span text:style-name="T4">=</text:span><text:span text:style-name="T4"> </text:span><text:span text:style-name="T4">8</text:span></text:p>
          </draw:text-box>
        </draw:frame>
        <draw:polygon draw:style-name="gr4" draw:text-style-name="P4" draw:layer="layout" svg:width="0.123cm" svg:height="0cm" svg:x="19.57cm" svg:y="3.993cm" svg:viewBox="0 0 124 0" draw:points="124,0 0,0">
          <text:p/>
        </draw:polygon>
        <draw:line draw:style-name="gr5" draw:text-style-name="P5" draw:layer="layout" svg:x1="19.694cm" svg:y1="3.993cm" svg:x2="19.57cm" svg:y2="3.993cm">
          <text:p/>
        </draw:line>
        <draw:line draw:style-name="gr8" draw:text-style-name="P5" draw:layer="layout" svg:x1="19.694cm" svg:y1="19.461cm" svg:x2="19.694cm" svg:y2="1.859cm">
          <text:p/>
        </draw:line>
        <draw:line draw:style-name="gr8" draw:text-style-name="P5" draw:layer="layout" svg:x1="33.388cm" svg:y1="19.461cm" svg:x2="33.388cm" svg:y2="1.859cm">
          <text:p/>
        </draw:line>
        <draw:line draw:style-name="gr8" draw:text-style-name="P5" draw:layer="layout" svg:x1="19.694cm" svg:y1="19.461cm" svg:x2="33.388cm" svg:y2="19.461cm">
          <text:p/>
        </draw:line>
        <draw:line draw:style-name="gr8" draw:text-style-name="P5" draw:layer="layout" svg:x1="19.694cm" svg:y1="1.859cm" svg:x2="33.388cm" svg:y2="1.859cm">
          <text:p/>
        </draw:line>
        <draw:polygon draw:style-name="gr1" draw:text-style-name="P1" draw:layer="layout" svg:width="13.694cm" svg:height="17.602cm" svg:x="36.126cm" svg:y="1.859cm" svg:viewBox="0 0 13695 17603" draw:points="0,17603 13695,17603 13695,0 0,0">
          <text:p/>
        </draw:polygon>
        <draw:polygon draw:style-name="gr2" draw:text-style-name="P2" draw:layer="layout" svg:width="0cm" svg:height="1.332cm" svg:x="36.126cm" svg:y="17.328cm" svg:viewBox="0 0 0 1333" draw:points="0,1333 0,0">
          <text:p/>
        </draw:polygon>
        <draw:polygon draw:style-name="gr2" draw:text-style-name="P2" draw:layer="layout" svg:width="0.2cm" svg:height="1.334cm" svg:x="36.126cm" svg:y="13.994cm" svg:viewBox="0 0 201 1335" draw:points="0,1335 201,1335 201,0 0,0">
          <text:p/>
        </draw:polygon>
        <draw:polygon draw:style-name="gr2" draw:text-style-name="P2" draw:layer="layout" svg:width="0.7cm" svg:height="1.334cm" svg:x="36.126cm" svg:y="10.66cm" svg:viewBox="0 0 701 1335" draw:points="0,1335 701,1335 701,0 0,0">
          <text:p/>
        </draw:polygon>
        <draw:polygon draw:style-name="gr9" draw:text-style-name="P2" draw:layer="layout" svg:width="0.62cm" svg:height="1.333cm" svg:x="36.126cm" svg:y="7.327cm" svg:viewBox="0 0 621 1334" draw:points="0,1334 621,1334 621,0 0,0">
          <text:p/>
        </draw:polygon>
        <draw:polygon draw:style-name="gr10" draw:text-style-name="P5" draw:layer="layout" svg:width="0.62cm" svg:height="1.333cm" svg:x="36.126cm" svg:y="7.327cm" svg:viewBox="0 0 621 1334" draw:points="0,1334 621,1334 621,0 0,0">
          <text:p/>
        </draw:polygon>
        <draw:polygon draw:style-name="gr2" draw:text-style-name="P2" draw:layer="layout" svg:width="10.464cm" svg:height="1.333cm" svg:x="36.126cm" svg:y="3.993cm" svg:viewBox="0 0 10465 1334" draw:points="0,1334 10465,1334 10465,0 0,0">
          <text:p/>
        </draw:polygon>
        <draw:polygon draw:style-name="gr3" draw:text-style-name="P3" draw:layer="layout" svg:width="0cm" svg:height="1.333cm" svg:x="36.126cm" svg:y="15.994cm" svg:viewBox="0 0 0 1334" draw:points="0,1334 0,0">
          <text:p/>
        </draw:polygon>
        <draw:polygon draw:style-name="gr3" draw:text-style-name="P3" draw:layer="layout" svg:width="0.438cm" svg:height="1.333cm" svg:x="36.126cm" svg:y="12.661cm" svg:viewBox="0 0 439 1334" draw:points="0,1334 439,1334 439,0 0,0">
          <text:p/>
        </draw:polygon>
        <draw:polygon draw:style-name="gr3" draw:text-style-name="P3" draw:layer="layout" svg:width="0.779cm" svg:height="1.333cm" svg:x="36.126cm" svg:y="9.327cm" svg:viewBox="0 0 780 1334" draw:points="0,1334 780,1334 780,0 0,0">
          <text:p/>
        </draw:polygon>
        <draw:polygon draw:style-name="gr3" draw:text-style-name="P3" draw:layer="layout" svg:width="0.624cm" svg:height="1.334cm" svg:x="36.126cm" svg:y="5.993cm" svg:viewBox="0 0 625 1335" draw:points="0,1335 625,1335 625,0 0,0">
          <text:p/>
        </draw:polygon>
        <draw:polygon draw:style-name="gr3" draw:text-style-name="P3" draw:layer="layout" svg:width="11.378cm" svg:height="1.334cm" svg:x="36.126cm" svg:y="2.659cm" svg:viewBox="0 0 11379 1335" draw:points="0,1335 11379,1335 11379,0 0,0">
          <text:p/>
        </draw:polygon>
        <draw:polygon draw:style-name="gr4" draw:text-style-name="P4" draw:layer="layout" svg:width="0cm" svg:height="0.123cm" svg:x="36.126cm" svg:y="19.461cm" svg:viewBox="0 0 0 124" draw:points="0,0 0,124">
          <text:p/>
        </draw:polygon>
        <draw:line draw:style-name="gr5" draw:text-style-name="P5" draw:layer="layout" svg:x1="36.126cm" svg:y1="19.461cm" svg:x2="36.126cm" svg:y2="19.585cm">
          <text:p/>
        </draw:line>
        <draw:frame draw:style-name="gr11" draw:text-style-name="P11" draw:layer="layout" svg:width="5.201cm" svg:height="1.957cm" svg:x="23.945cm" svg:y="-0.089cm">
          <draw:text-box>
            <text:p text:style-name="P6"><text:span text:style-name="T7">Factual</text:span></text:p>
          </draw:text-box>
        </draw:frame>
        <draw:polygon draw:style-name="gr4" draw:text-style-name="P4" draw:layer="layout" svg:width="0cm" svg:height="0.123cm" svg:x="39.55cm" svg:y="19.461cm" svg:viewBox="0 0 0 124" draw:points="0,0 0,124">
          <text:p/>
        </draw:polygon>
        <draw:line draw:style-name="gr5" draw:text-style-name="P5" draw:layer="layout" svg:x1="39.55cm" svg:y1="19.461cm" svg:x2="39.55cm" svg:y2="19.585cm">
          <text:p/>
        </draw:line>
        <draw:frame draw:style-name="gr6" draw:text-style-name="P7" draw:layer="layout" svg:width="2.474cm" svg:height="1.563cm" svg:x="34.892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2.973cm" svg:y="19.461cm" svg:viewBox="0 0 0 124" draw:points="0,0 0,124">
          <text:p/>
        </draw:polygon>
        <draw:line draw:style-name="gr5" draw:text-style-name="P5" draw:layer="layout" svg:x1="42.973cm" svg:y1="19.461cm" svg:x2="42.973cm" svg:y2="19.585cm">
          <text:p/>
        </draw:line>
        <draw:frame draw:style-name="gr6" draw:text-style-name="P7" draw:layer="layout" svg:width="2.474cm" svg:height="1.563cm" svg:x="38.316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46.397cm" svg:y="19.461cm" svg:viewBox="0 0 0 124" draw:points="0,0 0,124">
          <text:p/>
        </draw:polygon>
        <draw:line draw:style-name="gr5" draw:text-style-name="P5" draw:layer="layout" svg:x1="46.397cm" svg:y1="19.461cm" svg:x2="46.397cm" svg:y2="19.585cm">
          <text:p/>
        </draw:line>
        <draw:frame draw:style-name="gr6" draw:text-style-name="P7" draw:layer="layout" svg:width="2.474cm" svg:height="1.563cm" svg:x="41.739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49.82cm" svg:y="19.461cm" svg:viewBox="0 0 0 124" draw:points="0,0 0,124">
          <text:p/>
        </draw:polygon>
        <draw:line draw:style-name="gr5" draw:text-style-name="P5" draw:layer="layout" svg:x1="49.82cm" svg:y1="19.461cm" svg:x2="49.82cm" svg:y2="19.585cm">
          <text:p/>
        </draw:line>
        <draw:frame draw:style-name="gr6" draw:text-style-name="P7" draw:layer="layout" svg:width="2.474cm" svg:height="1.563cm" svg:x="45.163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36.003cm" svg:y="17.328cm" svg:viewBox="0 0 123 0" draw:points="123,0 0,0">
          <text:p/>
        </draw:polygon>
        <draw:line draw:style-name="gr5" draw:text-style-name="P5" draw:layer="layout" svg:x1="36.126cm" svg:y1="17.328cm" svg:x2="36.003cm" svg:y2="17.328cm">
          <text:p/>
        </draw:line>
        <draw:polygon draw:style-name="gr4" draw:text-style-name="P4" draw:layer="layout" svg:width="0.122cm" svg:height="0cm" svg:x="36.003cm" svg:y="13.994cm" svg:viewBox="0 0 123 0" draw:points="123,0 0,0">
          <text:p/>
        </draw:polygon>
        <draw:line draw:style-name="gr5" draw:text-style-name="P5" draw:layer="layout" svg:x1="36.126cm" svg:y1="13.994cm" svg:x2="36.003cm" svg:y2="13.994cm">
          <text:p/>
        </draw:line>
        <draw:polygon draw:style-name="gr4" draw:text-style-name="P4" draw:layer="layout" svg:width="0.122cm" svg:height="0cm" svg:x="36.003cm" svg:y="10.66cm" svg:viewBox="0 0 123 0" draw:points="123,0 0,0">
          <text:p/>
        </draw:polygon>
        <draw:line draw:style-name="gr5" draw:text-style-name="P5" draw:layer="layout" svg:x1="36.126cm" svg:y1="10.66cm" svg:x2="36.003cm" svg:y2="10.66cm">
          <text:p/>
        </draw:line>
        <draw:polygon draw:style-name="gr4" draw:text-style-name="P4" draw:layer="layout" svg:width="0.122cm" svg:height="0cm" svg:x="36.003cm" svg:y="7.327cm" svg:viewBox="0 0 123 0" draw:points="123,0 0,0">
          <text:p/>
        </draw:polygon>
        <draw:line draw:style-name="gr5" draw:text-style-name="P5" draw:layer="layout" svg:x1="36.126cm" svg:y1="7.327cm" svg:x2="36.003cm" svg:y2="7.327cm">
          <text:p/>
        </draw:line>
        <draw:polygon draw:style-name="gr4" draw:text-style-name="P4" draw:layer="layout" svg:width="0.122cm" svg:height="0cm" svg:x="36.003cm" svg:y="3.993cm" svg:viewBox="0 0 123 0" draw:points="123,0 0,0">
          <text:p/>
        </draw:polygon>
        <draw:line draw:style-name="gr5" draw:text-style-name="P5" draw:layer="layout" svg:x1="36.126cm" svg:y1="3.993cm" svg:x2="36.003cm" svg:y2="3.993cm">
          <text:p/>
        </draw:line>
        <draw:line draw:style-name="gr8" draw:text-style-name="P5" draw:layer="layout" svg:x1="36.126cm" svg:y1="19.461cm" svg:x2="36.126cm" svg:y2="1.859cm">
          <text:p/>
        </draw:line>
        <draw:line draw:style-name="gr8" draw:text-style-name="P5" draw:layer="layout" svg:x1="49.82cm" svg:y1="19.461cm" svg:x2="49.82cm" svg:y2="1.859cm">
          <text:p/>
        </draw:line>
        <draw:line draw:style-name="gr8" draw:text-style-name="P5" draw:layer="layout" svg:x1="36.126cm" svg:y1="19.461cm" svg:x2="49.82cm" svg:y2="19.461cm">
          <text:p/>
        </draw:line>
        <draw:line draw:style-name="gr8" draw:text-style-name="P5" draw:layer="layout" svg:x1="36.126cm" svg:y1="1.859cm" svg:x2="49.82cm" svg:y2="1.859cm">
          <text:p/>
        </draw:line>
        <draw:frame draw:style-name="gr6" draw:text-style-name="P7" draw:layer="layout" svg:width="2.474cm" svg:height="1.563cm" svg:x="48.586cm" svg:y="19.43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2.559cm" svg:y="1.859cm" svg:viewBox="0 0 13695 17603" draw:points="0,17603 13695,17603 13695,0 0,0">
          <text:p/>
        </draw:polygon>
        <draw:polygon draw:style-name="gr2" draw:text-style-name="P2" draw:layer="layout" svg:width="0.186cm" svg:height="1.333cm" svg:x="52.559cm" svg:y="17.328cm" svg:viewBox="0 0 187 1334" draw:points="0,1334 187,1334 187,0 0,0">
          <text:p/>
        </draw:polygon>
        <draw:polygon draw:style-name="gr2" draw:text-style-name="P2" draw:layer="layout" svg:width="9.822cm" svg:height="1.334cm" svg:x="52.559cm" svg:y="13.994cm" svg:viewBox="0 0 9823 1335" draw:points="0,1335 9823,1335 9823,0 0,0">
          <text:p/>
        </draw:polygon>
        <draw:polygon draw:style-name="gr2" draw:text-style-name="P2" draw:layer="layout" svg:width="6.996cm" svg:height="1.334cm" svg:x="52.559cm" svg:y="10.66cm" svg:viewBox="0 0 6997 1335" draw:points="0,1335 6997,1335 6997,0 0,0">
          <text:p/>
        </draw:polygon>
        <draw:polygon draw:style-name="gr2" draw:text-style-name="P2" draw:layer="layout" svg:width="7.01cm" svg:height="1.333cm" svg:x="52.559cm" svg:y="7.327cm" svg:viewBox="0 0 7011 1334" draw:points="0,1334 7011,1334 7011,0 0,0">
          <text:p/>
        </draw:polygon>
        <draw:polygon draw:style-name="gr2" draw:text-style-name="P2" draw:layer="layout" svg:width="12.396cm" svg:height="1.333cm" svg:x="52.559cm" svg:y="3.993cm" svg:viewBox="0 0 12397 1334" draw:points="0,1334 12397,1334 12397,0 0,0">
          <text:p/>
        </draw:polygon>
        <draw:polygon draw:style-name="gr3" draw:text-style-name="P3" draw:layer="layout" svg:width="0.159cm" svg:height="1.334cm" svg:x="52.559cm" svg:y="15.994cm" svg:viewBox="0 0 160 1335" draw:points="0,1335 160,1335 160,0 0,0">
          <text:p/>
        </draw:polygon>
        <draw:polygon draw:style-name="gr3" draw:text-style-name="P3" draw:layer="layout" svg:width="9.867cm" svg:height="1.333cm" svg:x="52.559cm" svg:y="12.661cm" svg:viewBox="0 0 9868 1334" draw:points="0,1334 9868,1334 9868,0 0,0">
          <text:p/>
        </draw:polygon>
        <draw:polygon draw:style-name="gr3" draw:text-style-name="P3" draw:layer="layout" svg:width="9.975cm" svg:height="1.333cm" svg:x="52.559cm" svg:y="9.327cm" svg:viewBox="0 0 9976 1334" draw:points="0,1334 9976,1334 9976,0 0,0">
          <text:p/>
        </draw:polygon>
        <draw:polygon draw:style-name="gr3" draw:text-style-name="P3" draw:layer="layout" svg:width="6.982cm" svg:height="1.334cm" svg:x="52.559cm" svg:y="5.993cm" svg:viewBox="0 0 6983 1335" draw:points="0,1335 6983,1335 6983,0 0,0">
          <text:p/>
        </draw:polygon>
        <draw:polygon draw:style-name="gr3" draw:text-style-name="P3" draw:layer="layout" svg:width="12.57cm" svg:height="1.334cm" svg:x="52.559cm" svg:y="2.659cm" svg:viewBox="0 0 12571 1335" draw:points="0,1335 12571,1335 12571,0 0,0">
          <text:p/>
        </draw:polygon>
        <draw:polygon draw:style-name="gr4" draw:text-style-name="P4" draw:layer="layout" svg:width="0cm" svg:height="0.123cm" svg:x="52.559cm" svg:y="19.461cm" svg:viewBox="0 0 0 124" draw:points="0,0 0,124">
          <text:p/>
        </draw:polygon>
        <draw:line draw:style-name="gr5" draw:text-style-name="P5" draw:layer="layout" svg:x1="52.559cm" svg:y1="19.461cm" svg:x2="52.559cm" svg:y2="19.585cm">
          <text:p/>
        </draw:line>
        <draw:frame draw:style-name="gr11" draw:text-style-name="P11" draw:layer="layout" svg:width="7.169cm" svg:height="1.957cm" svg:x="39.397cm" svg:y="-0.093cm">
          <draw:text-box>
            <text:p text:style-name="P6"><text:span text:style-name="T7">Linguistic</text:span></text:p>
          </draw:text-box>
        </draw:frame>
        <draw:polygon draw:style-name="gr4" draw:text-style-name="P4" draw:layer="layout" svg:width="0cm" svg:height="0.123cm" svg:x="55.982cm" svg:y="19.461cm" svg:viewBox="0 0 0 124" draw:points="0,0 0,124">
          <text:p/>
        </draw:polygon>
        <draw:line draw:style-name="gr5" draw:text-style-name="P5" draw:layer="layout" svg:x1="55.982cm" svg:y1="19.461cm" svg:x2="55.982cm" svg:y2="19.585cm">
          <text:p/>
        </draw:line>
        <draw:frame draw:style-name="gr6" draw:text-style-name="P7" draw:layer="layout" svg:width="2.474cm" svg:height="1.563cm" svg:x="51.325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59.406cm" svg:y="19.461cm" svg:viewBox="0 0 0 124" draw:points="0,0 0,124">
          <text:p/>
        </draw:polygon>
        <draw:line draw:style-name="gr5" draw:text-style-name="P5" draw:layer="layout" svg:x1="59.406cm" svg:y1="19.461cm" svg:x2="59.406cm" svg:y2="19.585cm">
          <text:p/>
        </draw:line>
        <draw:frame draw:style-name="gr6" draw:text-style-name="P7" draw:layer="layout" svg:width="2.474cm" svg:height="1.563cm" svg:x="54.748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2.829cm" svg:y="19.461cm" svg:viewBox="0 0 0 124" draw:points="0,0 0,124">
          <text:p/>
        </draw:polygon>
        <draw:line draw:style-name="gr5" draw:text-style-name="P5" draw:layer="layout" svg:x1="62.829cm" svg:y1="19.461cm" svg:x2="62.829cm" svg:y2="19.585cm">
          <text:p/>
        </draw:line>
        <draw:frame draw:style-name="gr6" draw:text-style-name="P7" draw:layer="layout" svg:width="2.474cm" svg:height="1.563cm" svg:x="58.172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66.253cm" svg:y="19.461cm" svg:viewBox="0 0 0 124" draw:points="0,0 0,124">
          <text:p/>
        </draw:polygon>
        <draw:line draw:style-name="gr5" draw:text-style-name="P5" draw:layer="layout" svg:x1="66.253cm" svg:y1="19.461cm" svg:x2="66.253cm" svg:y2="19.585cm">
          <text:p/>
        </draw:line>
        <draw:frame draw:style-name="gr6" draw:text-style-name="P7" draw:layer="layout" svg:width="2.474cm" svg:height="1.563cm" svg:x="61.595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2.436cm" svg:y="17.328cm" svg:viewBox="0 0 123 0" draw:points="123,0 0,0">
          <text:p/>
        </draw:polygon>
        <draw:line draw:style-name="gr5" draw:text-style-name="P5" draw:layer="layout" svg:x1="52.559cm" svg:y1="17.328cm" svg:x2="52.436cm" svg:y2="17.328cm">
          <text:p/>
        </draw:line>
        <draw:polygon draw:style-name="gr4" draw:text-style-name="P4" draw:layer="layout" svg:width="0.122cm" svg:height="0cm" svg:x="52.436cm" svg:y="13.994cm" svg:viewBox="0 0 123 0" draw:points="123,0 0,0">
          <text:p/>
        </draw:polygon>
        <draw:line draw:style-name="gr5" draw:text-style-name="P5" draw:layer="layout" svg:x1="52.559cm" svg:y1="13.994cm" svg:x2="52.436cm" svg:y2="13.994cm">
          <text:p/>
        </draw:line>
        <draw:polygon draw:style-name="gr4" draw:text-style-name="P4" draw:layer="layout" svg:width="0.122cm" svg:height="0cm" svg:x="52.436cm" svg:y="10.66cm" svg:viewBox="0 0 123 0" draw:points="123,0 0,0">
          <text:p/>
        </draw:polygon>
        <draw:line draw:style-name="gr5" draw:text-style-name="P5" draw:layer="layout" svg:x1="52.559cm" svg:y1="10.66cm" svg:x2="52.436cm" svg:y2="10.66cm">
          <text:p/>
        </draw:line>
        <draw:polygon draw:style-name="gr4" draw:text-style-name="P4" draw:layer="layout" svg:width="0.122cm" svg:height="0cm" svg:x="52.436cm" svg:y="7.327cm" svg:viewBox="0 0 123 0" draw:points="123,0 0,0">
          <text:p/>
        </draw:polygon>
        <draw:line draw:style-name="gr5" draw:text-style-name="P5" draw:layer="layout" svg:x1="52.559cm" svg:y1="7.327cm" svg:x2="52.436cm" svg:y2="7.327cm">
          <text:p/>
        </draw:line>
        <draw:polygon draw:style-name="gr4" draw:text-style-name="P4" draw:layer="layout" svg:width="0.122cm" svg:height="0cm" svg:x="52.436cm" svg:y="3.993cm" svg:viewBox="0 0 123 0" draw:points="123,0 0,0">
          <text:p/>
        </draw:polygon>
        <draw:line draw:style-name="gr5" draw:text-style-name="P5" draw:layer="layout" svg:x1="52.559cm" svg:y1="3.993cm" svg:x2="52.436cm" svg:y2="3.993cm">
          <text:p/>
        </draw:line>
        <draw:line draw:style-name="gr8" draw:text-style-name="P5" draw:layer="layout" svg:x1="52.559cm" svg:y1="19.461cm" svg:x2="52.559cm" svg:y2="1.859cm">
          <text:p/>
        </draw:line>
        <draw:line draw:style-name="gr8" draw:text-style-name="P5" draw:layer="layout" svg:x1="66.253cm" svg:y1="19.461cm" svg:x2="66.253cm" svg:y2="1.859cm">
          <text:p/>
        </draw:line>
        <draw:line draw:style-name="gr8" draw:text-style-name="P5" draw:layer="layout" svg:x1="52.559cm" svg:y1="19.461cm" svg:x2="66.253cm" svg:y2="19.461cm">
          <text:p/>
        </draw:line>
        <draw:line draw:style-name="gr8" draw:text-style-name="P5" draw:layer="layout" svg:x1="52.559cm" svg:y1="1.859cm" svg:x2="66.253cm" svg:y2="1.859cm">
          <text:p/>
        </draw:line>
        <draw:frame draw:style-name="gr6" draw:text-style-name="P7" draw:layer="layout" svg:width="2.474cm" svg:height="1.563cm" svg:x="65.019cm" svg:y="19.43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68.992cm" svg:y="1.859cm" svg:viewBox="0 0 13695 17603" draw:points="0,17603 13695,17603 13695,0 0,0">
          <text:p/>
        </draw:polygon>
        <draw:polygon draw:style-name="gr2" draw:text-style-name="P2" draw:layer="layout" svg:width="0.126cm" svg:height="1.333cm" svg:x="68.992cm" svg:y="17.328cm" svg:viewBox="0 0 127 1334" draw:points="0,1334 127,1334 127,0 0,0">
          <text:p/>
        </draw:polygon>
        <draw:polygon draw:style-name="gr2" draw:text-style-name="P2" draw:layer="layout" svg:width="4.358cm" svg:height="1.334cm" svg:x="68.992cm" svg:y="13.994cm" svg:viewBox="0 0 4359 1335" draw:points="0,1335 4359,1335 4359,0 0,0">
          <text:p/>
        </draw:polygon>
        <draw:polygon draw:style-name="gr2" draw:text-style-name="P2" draw:layer="layout" svg:width="4.169cm" svg:height="1.334cm" svg:x="68.992cm" svg:y="10.66cm" svg:viewBox="0 0 4170 1335" draw:points="0,1335 4170,1335 4170,0 0,0">
          <text:p/>
        </draw:polygon>
        <draw:polygon draw:style-name="gr2" draw:text-style-name="P2" draw:layer="layout" svg:width="4.305cm" svg:height="1.333cm" svg:x="68.992cm" svg:y="7.327cm" svg:viewBox="0 0 4306 1334" draw:points="0,1334 4306,1334 4306,0 0,0">
          <text:p/>
        </draw:polygon>
        <draw:polygon draw:style-name="gr2" draw:text-style-name="P2" draw:layer="layout" svg:width="10.264cm" svg:height="1.333cm" svg:x="68.992cm" svg:y="3.993cm" svg:viewBox="0 0 10265 1334" draw:points="0,1334 10265,1334 10265,0 0,0">
          <text:p/>
        </draw:polygon>
        <draw:polygon draw:style-name="gr3" draw:text-style-name="P3" draw:layer="layout" svg:width="0.189cm" svg:height="1.334cm" svg:x="68.992cm" svg:y="15.994cm" svg:viewBox="0 0 190 1335" draw:points="0,1335 190,1335 190,0 0,0">
          <text:p/>
        </draw:polygon>
        <draw:polygon draw:style-name="gr3" draw:text-style-name="P3" draw:layer="layout" svg:width="4.054cm" svg:height="1.333cm" svg:x="68.992cm" svg:y="12.661cm" svg:viewBox="0 0 4055 1334" draw:points="0,1334 4055,1334 4055,0 0,0">
          <text:p/>
        </draw:polygon>
        <draw:polygon draw:style-name="gr3" draw:text-style-name="P3" draw:layer="layout" svg:width="4.942cm" svg:height="1.333cm" svg:x="68.992cm" svg:y="9.327cm" svg:viewBox="0 0 4943 1334" draw:points="0,1334 4943,1334 4943,0 0,0">
          <text:p/>
        </draw:polygon>
        <draw:polygon draw:style-name="gr3" draw:text-style-name="P3" draw:layer="layout" svg:width="4.103cm" svg:height="1.334cm" svg:x="68.992cm" svg:y="5.993cm" svg:viewBox="0 0 4104 1335" draw:points="0,1335 4104,1335 4104,0 0,0">
          <text:p/>
        </draw:polygon>
        <draw:polygon draw:style-name="gr3" draw:text-style-name="P3" draw:layer="layout" svg:width="10.664cm" svg:height="1.334cm" svg:x="68.992cm" svg:y="2.659cm" svg:viewBox="0 0 10665 1335" draw:points="0,1335 10665,1335 10665,0 0,0">
          <text:p/>
        </draw:polygon>
        <draw:polygon draw:style-name="gr4" draw:text-style-name="P4" draw:layer="layout" svg:width="0cm" svg:height="0.123cm" svg:x="68.992cm" svg:y="19.461cm" svg:viewBox="0 0 0 124" draw:points="0,0 0,124">
          <text:p/>
        </draw:polygon>
        <draw:line draw:style-name="gr5" draw:text-style-name="P5" draw:layer="layout" svg:x1="68.992cm" svg:y1="19.461cm" svg:x2="68.992cm" svg:y2="19.585cm">
          <text:p/>
        </draw:line>
        <draw:frame draw:style-name="gr11" draw:text-style-name="P11" draw:layer="layout" svg:width="3.139cm" svg:height="1.957cm" svg:x="57.839cm" svg:y="-0.089cm">
          <draw:text-box>
            <text:p text:style-name="P6"><text:span text:style-name="T7">B</text:span><text:span text:style-name="T7">i</text:span><text:span text:style-name="T7">a</text:span><text:span text:style-name="T7">s</text:span></text:p>
          </draw:text-box>
        </draw:frame>
        <draw:polygon draw:style-name="gr4" draw:text-style-name="P4" draw:layer="layout" svg:width="0cm" svg:height="0.123cm" svg:x="72.415cm" svg:y="19.461cm" svg:viewBox="0 0 0 124" draw:points="0,0 0,124">
          <text:p/>
        </draw:polygon>
        <draw:line draw:style-name="gr5" draw:text-style-name="P5" draw:layer="layout" svg:x1="72.415cm" svg:y1="19.461cm" svg:x2="72.415cm" svg:y2="19.585cm">
          <text:p/>
        </draw:line>
        <draw:frame draw:style-name="gr6" draw:text-style-name="P7" draw:layer="layout" svg:width="2.474cm" svg:height="1.563cm" svg:x="67.757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75.839cm" svg:y="19.461cm" svg:viewBox="0 0 0 124" draw:points="0,0 0,124">
          <text:p/>
        </draw:polygon>
        <draw:line draw:style-name="gr5" draw:text-style-name="P5" draw:layer="layout" svg:x1="75.839cm" svg:y1="19.461cm" svg:x2="75.839cm" svg:y2="19.585cm">
          <text:p/>
        </draw:line>
        <draw:frame draw:style-name="gr6" draw:text-style-name="P7" draw:layer="layout" svg:width="2.474cm" svg:height="1.563cm" svg:x="71.181cm" svg:y="19.43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79.262cm" svg:y="19.461cm" svg:viewBox="0 0 0 124" draw:points="0,0 0,124">
          <text:p/>
        </draw:polygon>
        <draw:line draw:style-name="gr5" draw:text-style-name="P5" draw:layer="layout" svg:x1="79.262cm" svg:y1="19.461cm" svg:x2="79.262cm" svg:y2="19.585cm">
          <text:p/>
        </draw:line>
        <draw:frame draw:style-name="gr6" draw:text-style-name="P7" draw:layer="layout" svg:width="2.474cm" svg:height="1.563cm" svg:x="74.604cm" svg:y="19.432cm">
          <draw:text-box>
            <text:p text:style-name="P6"><text:span text:style-name="T1">0.5</text:span><text:span text:style-name="T1">0</text:span></text:p>
          </draw:text-box>
        </draw:frame>
        <draw:polygon draw:style-name="gr4" draw:text-style-name="P4" draw:layer="layout" svg:width="0cm" svg:height="0.123cm" svg:x="82.686cm" svg:y="19.461cm" svg:viewBox="0 0 0 124" draw:points="0,0 0,124">
          <text:p/>
        </draw:polygon>
        <draw:line draw:style-name="gr5" draw:text-style-name="P5" draw:layer="layout" svg:x1="82.686cm" svg:y1="19.461cm" svg:x2="82.686cm" svg:y2="19.585cm">
          <text:p/>
        </draw:line>
        <draw:frame draw:style-name="gr6" draw:text-style-name="P7" draw:layer="layout" svg:width="2.474cm" svg:height="1.563cm" svg:x="78.028cm" svg:y="19.432cm">
          <draw:text-box>
            <text:p text:style-name="P6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4" draw:text-style-name="P4" draw:layer="layout" svg:width="0.123cm" svg:height="0cm" svg:x="68.868cm" svg:y="17.328cm" svg:viewBox="0 0 124 0" draw:points="124,0 0,0">
          <text:p/>
        </draw:polygon>
        <draw:line draw:style-name="gr5" draw:text-style-name="P5" draw:layer="layout" svg:x1="68.992cm" svg:y1="17.328cm" svg:x2="68.868cm" svg:y2="17.328cm">
          <text:p/>
        </draw:line>
        <draw:polygon draw:style-name="gr4" draw:text-style-name="P4" draw:layer="layout" svg:width="0.123cm" svg:height="0cm" svg:x="68.868cm" svg:y="13.994cm" svg:viewBox="0 0 124 0" draw:points="124,0 0,0">
          <text:p/>
        </draw:polygon>
        <draw:line draw:style-name="gr5" draw:text-style-name="P5" draw:layer="layout" svg:x1="68.992cm" svg:y1="13.994cm" svg:x2="68.868cm" svg:y2="13.994cm">
          <text:p/>
        </draw:line>
        <draw:polygon draw:style-name="gr4" draw:text-style-name="P4" draw:layer="layout" svg:width="0.123cm" svg:height="0cm" svg:x="68.868cm" svg:y="10.66cm" svg:viewBox="0 0 124 0" draw:points="124,0 0,0">
          <text:p/>
        </draw:polygon>
        <draw:line draw:style-name="gr5" draw:text-style-name="P5" draw:layer="layout" svg:x1="68.992cm" svg:y1="10.66cm" svg:x2="68.868cm" svg:y2="10.66cm">
          <text:p/>
        </draw:line>
        <draw:polygon draw:style-name="gr4" draw:text-style-name="P4" draw:layer="layout" svg:width="0.123cm" svg:height="0cm" svg:x="68.868cm" svg:y="7.327cm" svg:viewBox="0 0 124 0" draw:points="124,0 0,0">
          <text:p/>
        </draw:polygon>
        <draw:line draw:style-name="gr5" draw:text-style-name="P5" draw:layer="layout" svg:x1="68.992cm" svg:y1="7.327cm" svg:x2="68.868cm" svg:y2="7.327cm">
          <text:p/>
        </draw:line>
        <draw:polygon draw:style-name="gr4" draw:text-style-name="P4" draw:layer="layout" svg:width="0.123cm" svg:height="0cm" svg:x="68.868cm" svg:y="3.993cm" svg:viewBox="0 0 124 0" draw:points="124,0 0,0">
          <text:p/>
        </draw:polygon>
        <draw:line draw:style-name="gr5" draw:text-style-name="P5" draw:layer="layout" svg:x1="68.992cm" svg:y1="3.993cm" svg:x2="68.868cm" svg:y2="3.993cm">
          <text:p/>
        </draw:line>
        <draw:line draw:style-name="gr8" draw:text-style-name="P5" draw:layer="layout" svg:x1="68.992cm" svg:y1="19.461cm" svg:x2="68.992cm" svg:y2="1.859cm">
          <text:p/>
        </draw:line>
        <draw:line draw:style-name="gr8" draw:text-style-name="P5" draw:layer="layout" svg:x1="82.686cm" svg:y1="19.461cm" svg:x2="82.686cm" svg:y2="1.859cm">
          <text:p/>
        </draw:line>
        <draw:line draw:style-name="gr8" draw:text-style-name="P5" draw:layer="layout" svg:x1="68.992cm" svg:y1="19.461cm" svg:x2="82.686cm" svg:y2="19.461cm">
          <text:p/>
        </draw:line>
        <draw:line draw:style-name="gr8" draw:text-style-name="P5" draw:layer="layout" svg:x1="68.992cm" svg:y1="1.859cm" svg:x2="82.686cm" svg:y2="1.859cm">
          <text:p/>
        </draw:line>
        <draw:frame draw:style-name="gr6" draw:text-style-name="P7" draw:layer="layout" svg:width="2.474cm" svg:height="1.563cm" svg:x="81.451cm" svg:y="19.43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frame draw:style-name="gr11" draw:text-style-name="P11" draw:layer="layout" svg:width="10.399cm" svg:height="1.957cm" svg:x="70.646cm" svg:y="-0.089cm">
          <draw:text-box>
            <text:p text:style-name="P6"><text:span text:style-name="T7">C</text:span><text:span text:style-name="T7">o</text:span><text:span text:style-name="T7">m</text:span><text:span text:style-name="T7">m</text:span><text:span text:style-name="T7">o</text:span><text:span text:style-name="T7">n</text:span><text:span text:style-name="T7">s</text:span><text:span text:style-name="T7">e</text:span><text:span text:style-name="T7">n</text:span><text:span text:style-name="T7">s</text:span><text:span text:style-name="T7">e</text:span></text:p>
          </draw:text-box>
        </draw:frame>
        <draw:polygon draw:style-name="gr2" draw:text-style-name="P2" draw:layer="layout" svg:width="2.822cm" svg:height="0.987cm" svg:x="32.309cm" svg:y="22.125cm" svg:viewBox="0 0 2823 988" draw:points="0,988 2823,988 2823,0 0,0">
          <text:p/>
        </draw:polygon>
        <draw:polygon draw:style-name="gr3" draw:text-style-name="P3" draw:layer="layout" svg:width="2.822cm" svg:height="0.987cm" svg:x="53.583cm" svg:y="22.125cm" svg:viewBox="0 0 2823 988" draw:points="0,988 2823,988 2823,0 0,0">
          <text:p/>
        </draw:polygon>
        <draw:frame draw:style-name="gr6" draw:text-style-name="P8" draw:layer="layout" svg:width="15.411cm" svg:height="1.796cm" svg:x="35.761cm" svg:y="21.755cm">
          <draw:text-box>
            <text:p text:style-name="P12"><text:span text:style-name="T8">W</text:span><text:span text:style-name="T8">/</text:span><text:span text:style-name="T8">o</text:span><text:span text:style-name="T8"> </text:span><text:span text:style-name="T8">f</text:span><text:span text:style-name="T8">e</text:span><text:span text:style-name="T8">w</text:span><text:span text:style-name="T8">-</text:span><text:span text:style-name="T8">s</text:span><text:span text:style-name="T8">h</text:span><text:span text:style-name="T8">o</text:span><text:span text:style-name="T8">t</text:span><text:span text:style-name="T8"> </text:span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s</text:span></text:p>
          </draw:text-box>
        </draw:frame>
        <draw:frame draw:style-name="gr6" draw:text-style-name="P8" draw:layer="layout" svg:width="15.86cm" svg:height="1.796cm" svg:x="56.934cm" svg:y="21.755cm">
          <draw:text-box>
            <text:p text:style-name="P12"><text:span text:style-name="T8">W</text:span><text:span text:style-name="T8">i</text:span><text:span text:style-name="T8">t</text:span><text:span text:style-name="T8">h</text:span><text:span text:style-name="T8"> </text:span><text:span text:style-name="T8">f</text:span><text:span text:style-name="T8">e</text:span><text:span text:style-name="T8">w</text:span><text:span text:style-name="T8">-</text:span><text:span text:style-name="T8">s</text:span><text:span text:style-name="T8">h</text:span><text:span text:style-name="T8">o</text:span><text:span text:style-name="T8">t</text:span><text:span text:style-name="T8"> </text:span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s</text:span></text:p>
          </draw:text-box>
        </draw:frame>
        <draw:frame draw:style-name="gr12" draw:text-style-name="P14" draw:layer="layout" svg:width="5.184cm" svg:height="1.652cm" svg:x="11.897cm" svg:y="3.435cm">
          <draw:text-box>
            <text:p text:style-name="P13"><text:span text:style-name="T9">(</text:span><text:span text:style-name="T9">a</text:span><text:span text:style-name="T9">)</text:span><text:span text:style-name="T10"> </text:span><text:span text:style-name="T10">L</text:span><text:span text:style-name="T10">R</text:span><text:span text:style-name="T10">E</text:span></text:p>
          </draw:text-box>
        </draw:frame>
        <draw:frame draw:style-name="gr12" draw:text-style-name="P15" draw:layer="layout" svg:width="1.65cm" svg:height="1.65cm" svg:x="17.297cm" svg:y="3.419cm">
          <draw:text-box>
            <text:p text:style-name="P6"><text:span text:style-name="T11">(</text:span></text:p>
          </draw:text-box>
        </draw:frame>
        <draw:frame draw:style-name="gr12" draw:text-style-name="P17" draw:layer="layout" svg:width="1.65cm" svg:height="1.694cm" svg:x="17.978cm" svg:y="3.435cm">
          <draw:text-box>
            <text:p text:style-name="P16"><text:span text:style-name="T12">s</text:span></text:p>
          </draw:text-box>
        </draw:frame>
        <draw:frame draw:style-name="gr12" draw:text-style-name="P15" draw:layer="layout" svg:width="1.65cm" svg:height="1.65cm" svg:x="18.733cm" svg:y="3.419cm">
          <draw:text-box>
            <text:p text:style-name="P6"><text:span text:style-name="T11">)</text:span></text:p>
          </draw:text-box>
        </draw:frame>
        <draw:frame draw:style-name="gr12" draw:text-style-name="P14" draw:layer="layout" svg:width="5.277cm" svg:height="1.652cm" svg:x="11.55cm" svg:y="6.748cm">
          <draw:text-box>
            <text:p text:style-name="P13"><text:span text:style-name="T9">(</text:span><text:span text:style-name="T9">b</text:span><text:span text:style-name="T9">)</text:span><text:span text:style-name="T9"> </text:span><text:span text:style-name="T10">L</text:span><text:span text:style-name="T10">R</text:span><text:span text:style-name="T10">E</text:span></text:p>
          </draw:text-box>
        </draw:frame>
        <draw:frame draw:style-name="gr12" draw:text-style-name="P15" draw:layer="layout" svg:width="1.65cm" svg:height="1.65cm" svg:x="16.946cm" svg:y="6.732cm">
          <draw:text-box>
            <text:p text:style-name="P6"><text:span text:style-name="T11">(</text:span></text:p>
          </draw:text-box>
        </draw:frame>
        <draw:frame draw:style-name="gr12" draw:text-style-name="P19" draw:layer="layout" svg:width="1.65cm" svg:height="1.652cm" svg:x="17.606cm" svg:y="6.748cm">
          <draw:text-box>
            <text:p text:style-name="P18"><text:span text:style-name="T13">e</text:span></text:p>
          </draw:text-box>
        </draw:frame>
        <draw:frame draw:style-name="gr13" draw:text-style-name="P20" draw:layer="layout" svg:width="0.99cm" svg:height="0.992cm" svg:x="18.403cm" svg:y="7.566cm">
          <draw:text-box>
            <text:p text:style-name="P6"><text:span text:style-name="T14">s</text:span></text:p>
          </draw:text-box>
        </draw:frame>
        <draw:frame draw:style-name="gr12" draw:text-style-name="P15" draw:layer="layout" svg:width="1.65cm" svg:height="1.65cm" svg:x="18.779cm" svg:y="6.732cm">
          <draw:text-box>
            <text:p text:style-name="P6"><text:span text:style-name="T11">)</text:span></text:p>
          </draw:text-box>
        </draw:frame>
        <draw:frame draw:style-name="gr12" draw:text-style-name="P15" draw:layer="layout" svg:width="1.65cm" svg:height="1.65cm" svg:x="17.122cm" svg:y="13.419cm">
          <draw:text-box>
            <text:p text:style-name="P6"><text:span text:style-name="T11">(</text:span></text:p>
          </draw:text-box>
        </draw:frame>
        <draw:frame draw:style-name="gr12" draw:text-style-name="P22" draw:layer="layout" svg:width="1.65cm" svg:height="1.652cm" svg:x="17.803cm" svg:y="13.335cm">
          <draw:text-box>
            <text:p text:style-name="P21"><text:span text:style-name="T15">s</text:span></text:p>
          </draw:text-box>
        </draw:frame>
        <draw:frame draw:style-name="gr12" draw:text-style-name="P23" draw:layer="layout" svg:width="1.65cm" svg:height="1.65cm" svg:x="18.658cm" svg:y="13.419cm">
          <draw:text-box>
            <text:p text:style-name="P6"><text:span text:style-name="T11">)</text:span></text:p>
          </draw:text-box>
        </draw:frame>
        <draw:frame draw:style-name="gr12" draw:text-style-name="P15" draw:layer="layout" svg:width="1.65cm" svg:height="1.65cm" svg:x="17.022cm" svg:y="16.719cm">
          <draw:text-box>
            <text:p text:style-name="P6"><text:span text:style-name="T11">(</text:span></text:p>
          </draw:text-box>
        </draw:frame>
        <draw:frame draw:style-name="gr12" draw:text-style-name="P22" draw:layer="layout" svg:width="1.65cm" svg:height="1.652cm" svg:x="17.703cm" svg:y="16.735cm">
          <draw:text-box>
            <text:p text:style-name="P21"><text:span text:style-name="T15">s</text:span></text:p>
          </draw:text-box>
        </draw:frame>
        <draw:frame draw:style-name="gr12" draw:text-style-name="P23" draw:layer="layout" svg:width="1.65cm" svg:height="1.65cm" svg:x="18.458cm" svg:y="16.719cm">
          <draw:text-box>
            <text:p text:style-name="P6"><text:span text:style-name="T1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4.201cm" fo:page-height="23.7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8T19:07:17.726674637</dc:date>
    <meta:editing-duration>PT27M7S</meta:editing-duration>
    <meta:editing-cycles>4</meta:editing-cycles>
    <meta:generator>LibreOffice/6.4.7.2$Linux_X86_64 LibreOffice_project/40$Build-2</meta:generator>
    <meta:document-statistic meta:object-count="187"/>
  </office:meta>
</office:document-meta>
</file>